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11-03" calcext:value-type="date">
            <text:p>03/11/2025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11-03" calcext:value-type="date">
            <text:p>03/11/2025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Mens. 10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11-03" calcext:value-type="date">
            <text:p>03/11/2025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6" office:value-type="string" calcext:value-type="string">
            <text:p>Mens. 11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6]-[.F6]" office:value-type="float" office:value="740" calcext:value-type="float">
            <text:p>7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6" office:value-type="string" calcext:value-type="string">
            <text:p>Mens. 12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7]-[.F7]" office:value-type="float" office:value="740" calcext:value-type="float">
            <text:p>7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7])" office:value-type="float" office:value="1480" calcext:value-type="float">
            <text:p>1.48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1:20:16.977953805">00:00:00</text:time></text:span><text:span text:style-name="MT2"><text:s/></text:span></text:p>
        </style:region-center>
        <style:region-right>
          <text:p><text:span text:style-name="MT4">Adriana Martins Keder</text:span></text:p>
          <text:p><text:span text:style-name="MT2">Tel.: 3248-2677 / 9692-255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driana Martins Keder</text:span></text:p>
          <text:p>adrianamkeder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20:16.98017919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1-05T11:24:49.725778503</dc:date>
    <dc:language>pt-PT</dc:language>
    <meta:editing-cycles>501</meta:editing-cycles>
    <meta:editing-duration>P2DT14H24M2S</meta:editing-duration>
    <meta:document-statistic meta:table-count="1" meta:cell-count="50" meta:object-count="0"/>
    <meta:user-defined meta:name="Info 0"/>
    <meta:user-defined meta:name="Info 1"/>
    <meta:user-defined meta:name="Info 2"/>
    <meta:user-defined meta:name="Info 3"/>
  </office:meta>
</office:document-meta>
</file>